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family-generic="swiss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Source Sans Pro1" svg:font-family="'Source Sans Pro'" style:font-family-generic="system" style:font-pitch="variable"/>
  </office:font-face-decls>
  <office:automatic-styles>
    <style:style style:name="co1" style:family="table-column">
      <style:table-column-properties fo:break-before="auto" style:column-width="23.16pt"/>
    </style:style>
    <style:style style:name="co2" style:family="table-column">
      <style:table-column-properties fo:break-before="auto" style:column-width="62.56pt"/>
    </style:style>
    <style:style style:name="co3" style:family="table-column">
      <style:table-column-properties fo:break-before="auto" style:column-width="148.25pt"/>
    </style:style>
    <style:style style:name="co4" style:family="table-column">
      <style:table-column-properties fo:break-before="auto" style:column-width="126.34pt"/>
    </style:style>
    <style:style style:name="co5" style:family="table-column">
      <style:table-column-properties fo:break-before="auto" style:column-width="41.9pt"/>
    </style:style>
    <style:style style:name="co6" style:family="table-column">
      <style:table-column-properties fo:break-before="auto" style:column-width="33.1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ource Sans Pro" style:font-name-asian="Source Sans Pro1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needswor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Eposure.to.Meico.City.Polic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Num.Ab</text:p>
          </table:table-cell>
          <table:table-cell office:value-type="string" calcext:value-type="string">
            <text:p>woman.yea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4" calcext:value-type="float">
            <text:p>199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4" calcext:value-type="float">
            <text:p>199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4" calcext:value-type="float">
            <text:p>199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4" calcext:value-type="float">
            <text:p>199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4" calcext:value-type="float">
            <text:p>199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433" calcext:value-type="float">
            <text:p>64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4" calcext:value-type="float">
            <text:p>199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1994" calcext:value-type="float">
            <text:p>199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Low</text:p>
          </table:table-cell>
          <table:table-cell office:value-type="float" office:value="1994" calcext:value-type="float">
            <text:p>199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Low</text:p>
          </table:table-cell>
          <table:table-cell office:value-type="float" office:value="1994" calcext:value-type="float">
            <text:p>199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4" calcext:value-type="float">
            <text:p>199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4" calcext:value-type="float">
            <text:p>199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4" calcext:value-type="float">
            <text:p>199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4" calcext:value-type="float">
            <text:p>199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4" calcext:value-type="float">
            <text:p>199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119" calcext:value-type="float">
            <text:p>101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5" calcext:value-type="float">
            <text:p>19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5" calcext:value-type="float">
            <text:p>19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5" calcext:value-type="float">
            <text:p>19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5" calcext:value-type="float">
            <text:p>19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5" calcext:value-type="float">
            <text:p>19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701" calcext:value-type="float">
            <text:p>67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5" calcext:value-type="float">
            <text:p>19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62" calcext:value-type="float">
            <text:p>42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75" calcext:value-type="float">
            <text:p>30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1995" calcext:value-type="float">
            <text:p>19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Low</text:p>
          </table:table-cell>
          <table:table-cell office:value-type="float" office:value="1995" calcext:value-type="float">
            <text:p>19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Low</text:p>
          </table:table-cell>
          <table:table-cell office:value-type="float" office:value="1995" calcext:value-type="float">
            <text:p>19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43" calcext:value-type="float">
            <text:p>314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5" calcext:value-type="float">
            <text:p>19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5" calcext:value-type="float">
            <text:p>19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5" calcext:value-type="float">
            <text:p>19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5" calcext:value-type="float">
            <text:p>19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5" calcext:value-type="float">
            <text:p>19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657" calcext:value-type="float">
            <text:p>46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6" calcext:value-type="float">
            <text:p>199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6" calcext:value-type="float">
            <text:p>199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6" calcext:value-type="float">
            <text:p>199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6" calcext:value-type="float">
            <text:p>199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6" calcext:value-type="float">
            <text:p>199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930" calcext:value-type="float">
            <text:p>69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6" calcext:value-type="float">
            <text:p>199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53" calcext:value-type="float">
            <text:p>645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25" calcext:value-type="float">
            <text:p>61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1996" calcext:value-type="float">
            <text:p>199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Low</text:p>
          </table:table-cell>
          <table:table-cell office:value-type="float" office:value="1996" calcext:value-type="float">
            <text:p>199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Low</text:p>
          </table:table-cell>
          <table:table-cell office:value-type="float" office:value="1996" calcext:value-type="float">
            <text:p>199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54" calcext:value-type="float">
            <text:p>445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6" calcext:value-type="float">
            <text:p>199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6" calcext:value-type="float">
            <text:p>199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6" calcext:value-type="float">
            <text:p>199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6" calcext:value-type="float">
            <text:p>199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6" calcext:value-type="float">
            <text:p>199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878" calcext:value-type="float">
            <text:p>487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7" calcext:value-type="float">
            <text:p>199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2" calcext:value-type="float">
            <text:p>192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7" calcext:value-type="float">
            <text:p>199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7" calcext:value-type="float">
            <text:p>199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193" calcext:value-type="float">
            <text:p>719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7" calcext:value-type="float">
            <text:p>199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529" calcext:value-type="float">
            <text:p>752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43" calcext:value-type="float">
            <text:p>744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Low</text:p>
          </table:table-cell>
          <table:table-cell office:value-type="float" office:value="1997" calcext:value-type="float">
            <text:p>199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Low</text:p>
          </table:table-cell>
          <table:table-cell office:value-type="float" office:value="1997" calcext:value-type="float">
            <text:p>199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7" calcext:value-type="float">
            <text:p>199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7" calcext:value-type="float">
            <text:p>199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7" calcext:value-type="float">
            <text:p>199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7" calcext:value-type="float">
            <text:p>199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7" calcext:value-type="float">
            <text:p>199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098" calcext:value-type="float">
            <text:p>509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8" calcext:value-type="float">
            <text:p>199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8" calcext:value-type="float">
            <text:p>199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8" calcext:value-type="float">
            <text:p>199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755" calcext:value-type="float">
            <text:p>1375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448" calcext:value-type="float">
            <text:p>844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90" calcext:value-type="float">
            <text:p>829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28" calcext:value-type="float">
            <text:p>382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Low</text:p>
          </table:table-cell>
          <table:table-cell office:value-type="float" office:value="1998" calcext:value-type="float">
            <text:p>199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Low</text:p>
          </table:table-cell>
          <table:table-cell office:value-type="float" office:value="1998" calcext:value-type="float">
            <text:p>199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126" calcext:value-type="float">
            <text:p>612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8" calcext:value-type="float">
            <text:p>199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8" calcext:value-type="float">
            <text:p>199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8" calcext:value-type="float">
            <text:p>199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528" calcext:value-type="float">
            <text:p>452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8" calcext:value-type="float">
            <text:p>199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8" calcext:value-type="float">
            <text:p>199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340" calcext:value-type="float">
            <text:p>534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9" calcext:value-type="float">
            <text:p>199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95" calcext:value-type="float">
            <text:p>649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11" calcext:value-type="float">
            <text:p>241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90" calcext:value-type="float">
            <text:p>679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7769" calcext:value-type="float">
            <text:p>1776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181" calcext:value-type="float">
            <text:p>918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70" calcext:value-type="float">
            <text:p>597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Low</text:p>
          </table:table-cell>
          <table:table-cell office:value-type="float" office:value="1999" calcext:value-type="float">
            <text:p>199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Low</text:p>
          </table:table-cell>
          <table:table-cell office:value-type="float" office:value="1999" calcext:value-type="float">
            <text:p>199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43" calcext:value-type="float">
            <text:p>704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10" calcext:value-type="float">
            <text:p>351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9" calcext:value-type="float">
            <text:p>199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9" calcext:value-type="float">
            <text:p>199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652" calcext:value-type="float">
            <text:p>465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978" calcext:value-type="float">
            <text:p>797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1999" calcext:value-type="float">
            <text:p>199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5476" calcext:value-type="float">
            <text:p>547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3" calcext:value-type="float">
            <text:p>247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246" calcext:value-type="float">
            <text:p>724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879" calcext:value-type="float">
            <text:p>1087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058" calcext:value-type="float">
            <text:p>705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41" calcext:value-type="float">
            <text:p>364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118" calcext:value-type="float">
            <text:p>181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967" calcext:value-type="float">
            <text:p>1096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86" calcext:value-type="float">
            <text:p>678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Low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Low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124" calcext:value-type="float">
            <text:p>912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47" calcext:value-type="float">
            <text:p>504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28" calcext:value-type="float">
            <text:p>462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253" calcext:value-type="float">
            <text:p>825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778" calcext:value-type="float">
            <text:p>677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24" calcext:value-type="float">
            <text:p>622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302" calcext:value-type="float">
            <text:p>1130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86" calcext:value-type="float">
            <text:p>308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7321" calcext:value-type="float">
            <text:p>732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146" calcext:value-type="float">
            <text:p>414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207" calcext:value-type="float">
            <text:p>1420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613" calcext:value-type="float">
            <text:p>761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Low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79" calcext:value-type="float">
            <text:p>427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Low</text:p>
          </table:table-cell>
          <table:table-cell office:value-type="float" office:value="2001" calcext:value-type="float">
            <text:p>200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95" calcext:value-type="float">
            <text:p>639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1" calcext:value-type="float">
            <text:p>200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997" calcext:value-type="float">
            <text:p>899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608" calcext:value-type="float">
            <text:p>860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1" calcext:value-type="float">
            <text:p>200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094" calcext:value-type="float">
            <text:p>709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13" calcext:value-type="float">
            <text:p>921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929" calcext:value-type="float">
            <text:p>1192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26" calcext:value-type="float">
            <text:p>442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525" calcext:value-type="float">
            <text:p>752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18" calcext:value-type="float">
            <text:p>43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293" calcext:value-type="float">
            <text:p>1029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767" calcext:value-type="float">
            <text:p>776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Low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15" calcext:value-type="float">
            <text:p>521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Low</text:p>
          </table:table-cell>
          <table:table-cell office:value-type="float" office:value="2002" calcext:value-type="float">
            <text:p>200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342" calcext:value-type="float">
            <text:p>534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222" calcext:value-type="float">
            <text:p>722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2" calcext:value-type="float">
            <text:p>200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18" calcext:value-type="float">
            <text:p>391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839" calcext:value-type="float">
            <text:p>683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8889" calcext:value-type="float">
            <text:p>888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433" calcext:value-type="float">
            <text:p>743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93" calcext:value-type="float">
            <text:p>1039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09" calcext:value-type="float">
            <text:p>770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355" calcext:value-type="float">
            <text:p>1235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942" calcext:value-type="float">
            <text:p>694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169" calcext:value-type="float">
            <text:p>1416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470" calcext:value-type="float">
            <text:p>1747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586" calcext:value-type="float">
            <text:p>1058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716" calcext:value-type="float">
            <text:p>871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Low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7" calcext:value-type="float">
            <text:p>580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Low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6808" calcext:value-type="float">
            <text:p>2680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635" calcext:value-type="float">
            <text:p>563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775" calcext:value-type="float">
            <text:p>777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174" calcext:value-type="float">
            <text:p>617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86" calcext:value-type="float">
            <text:p>408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125" calcext:value-type="float">
            <text:p>712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9255" calcext:value-type="float">
            <text:p>925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817" calcext:value-type="float">
            <text:p>581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4" calcext:value-type="float">
            <text:p>200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2716" calcext:value-type="float">
            <text:p>1271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99" calcext:value-type="float">
            <text:p>479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827" calcext:value-type="float">
            <text:p>682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6489" calcext:value-type="float">
            <text:p>1648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0848" calcext:value-type="float">
            <text:p>1084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96" calcext:value-type="float">
            <text:p>949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Low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37" calcext:value-type="float">
            <text:p>613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Low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7317" calcext:value-type="float">
            <text:p>2731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72" calcext:value-type="float">
            <text:p>557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767" calcext:value-type="float">
            <text:p>776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35" calcext:value-type="float">
            <text:p>633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342" calcext:value-type="float">
            <text:p>734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9450" calcext:value-type="float">
            <text:p>945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035" calcext:value-type="float">
            <text:p>603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8011" calcext:value-type="float">
            <text:p>801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447" calcext:value-type="float">
            <text:p>1144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NA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901" calcext:value-type="float">
            <text:p>1290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161" calcext:value-type="float">
            <text:p>416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45" calcext:value-type="float">
            <text:p>474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066" calcext:value-type="float">
            <text:p>706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4192" calcext:value-type="float">
            <text:p>1419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567" calcext:value-type="float">
            <text:p>956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Low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98" calcext:value-type="float">
            <text:p>609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Low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8276" calcext:value-type="float">
            <text:p>2827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685" calcext:value-type="float">
            <text:p>768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85" calcext:value-type="float">
            <text:p>658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7624" calcext:value-type="float">
            <text:p>762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59" calcext:value-type="float">
            <text:p>295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222" calcext:value-type="float">
            <text:p>622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8226" calcext:value-type="float">
            <text:p>822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320" calcext:value-type="float">
            <text:p>1132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287" calcext:value-type="float">
            <text:p>428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279" calcext:value-type="float">
            <text:p>727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4739" calcext:value-type="float">
            <text:p>1473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28" calcext:value-type="float">
            <text:p>952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Low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50" calcext:value-type="float">
            <text:p>605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Low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9052" calcext:value-type="float">
            <text:p>2905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705" calcext:value-type="float">
            <text:p>670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566" calcext:value-type="float">
            <text:p>456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7886" calcext:value-type="float">
            <text:p>788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482" calcext:value-type="float">
            <text:p>648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5304" calcext:value-type="float">
            <text:p>1530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NA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Low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Low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9850" calcext:value-type="float">
            <text:p>2985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828" calcext:value-type="float">
            <text:p>682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8" calcext:value-type="float">
            <text:p>200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8" calcext:value-type="float">
            <text:p>200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8" calcext:value-type="float">
            <text:p>200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8" calcext:value-type="float">
            <text:p>200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7695" calcext:value-type="float">
            <text:p>769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5756" calcext:value-type="float">
            <text:p>1575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2008" calcext:value-type="float">
            <text:p>200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2008" calcext:value-type="float">
            <text:p>200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High</text:p>
          </table:table-cell>
          <table:table-cell office:value-type="float" office:value="2008" calcext:value-type="float">
            <text:p>200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Low</text:p>
          </table:table-cell>
          <table:table-cell office:value-type="float" office:value="2008" calcext:value-type="float">
            <text:p>200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Abortions, no.</text:p>
          </table:table-cell>
          <table:table-cell office:value-type="string" calcext:value-type="string">
            <text:p>Low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347" calcext:value-type="float">
            <text:p>3034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8" calcext:value-type="float">
            <text:p>200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8" calcext:value-type="float">
            <text:p>200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819" calcext:value-type="float">
            <text:p>681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8" calcext:value-type="float">
            <text:p>200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8" calcext:value-type="float">
            <text:p>200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8" calcext:value-type="float">
            <text:p>200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High</text:p>
          </table:table-cell>
          <table:table-cell office:value-type="float" office:value="2008" calcext:value-type="float">
            <text:p>200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Abortions-no.</text:p>
          </table:table-cell>
          <table:table-cell office:value-type="string" calcext:value-type="string">
            <text:p>Low</text:p>
          </table:table-cell>
          <table:table-cell office:value-type="float" office:value="2008" calcext:value-type="float">
            <text:p>2008</text:p>
          </table:table-cell>
          <table:table-cell table:number-columns-repeated="3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family-generic="swiss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Source Sans Pro1" svg:font-family="'Source Sans Pro'" style:font-family-generic="system" style:font-pitch="variable"/>
  </office:font-face-decls>
  <office:styles>
    <style:default-style style:family="table-cell">
      <style:paragraph-properties style:tab-stop-distance="36pt"/>
      <style:text-properties style:font-name="Source Sans Pro" fo:language="en" fo:country="US" style:font-name-asian="Source Sans Pro1" style:language-asian="zh" style:country-asian="CN" style:font-name-complex="Noto Naskh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00:27:46.3337641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2T00:35:46.977013681</dc:date>
    <meta:editing-duration>PT37M16S</meta:editing-duration>
    <meta:editing-cycles>4</meta:editing-cycles>
    <meta:generator>LibreOffice/5.3.0.3$Linux_X86_64 LibreOffice_project/30m0$Build-3</meta:generator>
    <meta:document-statistic meta:table-count="1" meta:cell-count="2407" meta:object-count="0"/>
  </office:meta>
</office:document-meta>
</file>